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Pour moi se projet fut une expérience de travail d'équipe. Il ma appris a tenir des délais et a chercher toutes les connaissances qui me faisait défaut pour certain point de se projet notament dans la partie développement du site. Grâce a se projet je peut désormais crée un site basic, c'est a dire que je suis maintenant capable de gérer la mise en page d'un site avec du HTML/CSS et aussi de gérer tout ses traitements avec du PH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yvine homo</meta:initial-creator>
    <meta:creation-date>2012-06-19T17:07:21.50</meta:creation-date>
    <meta:document-statistic meta:table-count="0" meta:image-count="0" meta:object-count="0" meta:page-count="1" meta:paragraph-count="1" meta:word-count="80" meta:character-count="435"/>
    <dc:date>2012-06-19T17:20:48.13</dc:date>
    <dc:creator>Gayvine homo</dc:creator>
    <meta:editing-duration>PT13M27S</meta:editing-duration>
    <meta:editing-cycles>1</meta:editing-cycles>
    <meta:generator>OpenOffice.org/3.3$Win32 OpenOffice.org_project/330m20$Build-9567</meta:generator>
  </office:meta>
</office:document-meta>
</file>